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00" draw:textarea-horizontal-align="justify" draw:textarea-vertical-align="middle" draw:auto-grow-height="false" fo:min-height="1.3cm" fo:min-width="1.4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399cm" fo:min-width="2.301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3.6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306cm" fo:min-width="3.108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6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cm" svg:height="3.1cm" svg:x="6.1cm" svg:y="5.4cm">
          <text:p text:style-name="P1">A/B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8cm" svg:height="3cm" svg:x="16.5cm" svg:y="1.6cm">
          <text:p text:style-name="P1">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8" draw:id="id8" draw:layer="measurelines" svg:width="4.1cm" svg:height="2.1cm" svg:x="6.1cm" svg:y="23.8cm">
          <text:p text:style-name="P1">Add/modify</text:p>
          <text:p text:style-name="P1">attributes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measurelines" svg:width="5.1cm" svg:height="2.2cm" svg:x="5.6cm" svg:y="27.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measurelines" svg:width="4.1cm" svg:height="1.2cm" svg:x="6cm" svg:y="3.5cm">
          <text:p text:style-name="P1">XML reset</text:p>
          <draw:enhanced-geometry svg:viewBox="0 0 21600 21600" draw:type="rectangle" draw:enhanced-path="M 0 0 L 21600 0 21600 21600 0 21600 0 0 Z N"/>
        </draw:custom-shape>
        <draw:connector draw:style-name="gr6" draw:text-style-name="P1" draw:layer="measurelines" svg:x1="8.05cm" svg:y1="4.7cm" svg:x2="8.05cm" svg:y2="5.4cm" draw:start-shape="id1" draw:start-glue-point="2" draw:end-shape="id2" draw:end-glue-point="4" svg:d="M8050 4700v700" svg:viewBox="0 0 1 701">
          <text:p/>
        </draw:connector>
        <draw:frame draw:style-name="gr7" draw:layer="layout" svg:width="8.643cm" svg:height="0.962cm" svg:x="1.221cm" svg:y="1.238cm">
          <draw:text-box>
            <text:p>Save a particular setting: A/B</text:p>
          </draw:text-box>
        </draw:frame>
        <draw:custom-shape draw:style-name="gr1" draw:text-style-name="P1" xml:id="id7" draw:id="id7" draw:layer="layout" svg:width="3.9cm" svg:height="3.1cm" svg:x="11cm" svg:y="8.6cm">
          <text:p text:style-name="P1">A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4.1cm" svg:height="2.1cm" svg:x="14.9cm" svg:y="12.7cm">
          <text:p text:style-name="P1">Create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1cm" svg:height="2.1cm" svg:x="14.9cm" svg:y="15.4cm">
          <text:p text:style-name="P1">Enter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1cm" svg:height="2.1cm" svg:x="14.9cm" svg:y="19cm">
          <text:p text:style-name="P1">Create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1cm" svg:height="2.1cm" svg:x="14.9cm" svg:y="21.7cm">
          <text:p text:style-name="P1">Enter</text:p>
          <text:p text:style-name="P1">B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95cm" svg:y1="14.8cm" svg:x2="16.95cm" svg:y2="15.4cm" draw:start-shape="id3" draw:start-glue-point="2" draw:end-shape="id4" draw:end-glue-point="0" svg:d="M16950 14800v600" svg:viewBox="0 0 1 601">
          <text:p/>
        </draw:connector>
        <draw:connector draw:style-name="gr6" draw:text-style-name="P1" draw:layer="layout" svg:x1="16.95cm" svg:y1="21.1cm" svg:x2="16.95cm" svg:y2="21.7cm" draw:start-shape="id5" draw:start-glue-point="2" draw:end-shape="id6" draw:end-glue-point="0" svg:d="M16950 21100v600" svg:viewBox="0 0 1 601">
          <text:p/>
        </draw:connector>
        <draw:connector draw:style-name="gr8" draw:text-style-name="P1" draw:layer="layout" svg:x1="11cm" svg:y1="10.15cm" svg:x2="14.9cm" svg:y2="20.05cm" draw:start-shape="id7" draw:start-glue-point="5" draw:end-shape="id5" draw:end-glue-point="3" svg:d="M11000 10150h-501v9900h4401" svg:viewBox="0 0 4402 9901">
          <text:p text:style-name="P1">Yes</text:p>
        </draw:connector>
        <draw:connector draw:style-name="gr8" draw:text-style-name="P1" draw:layer="layout" svg:x1="14.9cm" svg:y1="10.15cm" svg:x2="16.95cm" svg:y2="12.7cm" draw:start-shape="id7" draw:start-glue-point="7" draw:end-shape="id3" svg:d="M14900 10150h2050v2550" svg:viewBox="0 0 2051 2551">
          <text:p text:style-name="P1">No</text:p>
        </draw:connector>
        <draw:connector draw:style-name="gr9" draw:text-style-name="P1" draw:layer="layout" svg:x1="16.95cm" svg:y1="17.5cm" svg:x2="16.95cm" svg:y2="19cm" draw:start-shape="id4" draw:start-glue-point="2" draw:end-shape="id5" draw:end-glue-point="0" svg:d="M16950 17500v1500" svg:viewBox="0 0 1 1501">
          <text:p/>
        </draw:connector>
        <draw:connector draw:style-name="gr8" draw:text-style-name="P1" draw:layer="layout" draw:line-skew="-2.899cm" svg:x1="6.1cm" svg:y1="6.95cm" svg:x2="6.1cm" svg:y2="24.85cm" draw:start-shape="id2" draw:start-glue-point="5" draw:end-shape="id8" draw:end-glue-point="3" svg:d="M6100 6950h-3400v17900h3400" svg:viewBox="0 0 3401 17901">
          <text:p text:style-name="P1">Yes</text:p>
        </draw:connector>
        <draw:connector draw:style-name="gr8" draw:text-style-name="P1" draw:layer="layout" svg:x1="10cm" svg:y1="6.95cm" svg:x2="12.95cm" svg:y2="8.6cm" draw:start-shape="id2" draw:end-shape="id7" draw:end-glue-point="4" svg:d="M10000 6950h2950v1650" svg:viewBox="0 0 2951 1651">
          <text:p text:style-name="P1">No</text:p>
        </draw:connector>
        <draw:connector draw:style-name="gr9" draw:text-style-name="P1" draw:layer="layout" svg:x1="16.95cm" svg:y1="23.8cm" svg:x2="10.2cm" svg:y2="24.85cm" draw:start-shape="id6" draw:start-glue-point="2" draw:end-shape="id8" draw:end-glue-point="1" svg:d="M16950 23800v1050h-6750" svg:viewBox="0 0 6751 1051">
          <text:p/>
        </draw:connector>
        <draw:connector draw:style-name="gr9" draw:text-style-name="P1" draw:layer="layout" svg:x1="8.15cm" svg:y1="25.9cm" svg:x2="8.15cm" svg:y2="27.1cm" draw:start-shape="id8" draw:start-glue-point="2" draw:end-shape="id9" draw:end-glue-point="4" svg:d="M8150 259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 </meta:initial-creator>
    <meta:creation-date>2017-09-21T09:01:23.159705567</meta:creation-date>
    <dc:date>2017-09-21T12:46:27.311546190</dc:date>
    <dc:creator>nicola </dc:creator>
    <meta:editing-duration>PT14M55S</meta:editing-duration>
    <meta:editing-cycles>3</meta:editing-cycles>
    <meta:generator>LibreOffice/4.3.3.2$Linux_X86_64 LibreOffice_project/430m0$Build-2</meta:generator>
    <meta:document-statistic meta:object-count="21"/>
  </office:meta>
</office:document-meta>
</file>